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05212" officeooo:paragraph-rsid="00005212" style:font-size-asian="17.5pt" style:font-size-complex="20pt"/>
    </style:style>
    <style:style style:name="P2" style:family="paragraph" style:parent-style-name="Standard">
      <style:text-properties officeooo:paragraph-rsid="00005212"/>
    </style:style>
    <style:style style:name="P3" style:family="paragraph" style:parent-style-name="Standard">
      <style:text-properties fo:color="#ce181e" fo:font-size="20pt" officeooo:rsid="00005212" officeooo:paragraph-rsid="00005212" style:font-size-asian="17.5pt" style:font-size-complex="20pt"/>
    </style:style>
    <style:style style:name="P4" style:family="paragraph" style:parent-style-name="Standard">
      <style:text-properties officeooo:paragraph-rsid="0001c9a7"/>
    </style:style>
    <style:style style:name="P5" style:family="paragraph" style:parent-style-name="Standard">
      <style:paragraph-properties fo:margin-top="0cm" fo:margin-bottom="0cm" loext:contextual-spacing="false" fo:line-height="115%"/>
      <style:text-properties style:font-name="Liberation Serif" fo:font-size="16pt" officeooo:paragraph-rsid="0001c9a7" style:font-size-asian="16pt" style:font-size-complex="16pt"/>
    </style:style>
    <style:style style:name="T1" style:family="text">
      <style:text-properties fo:color="#000000" style:font-size-asian="20pt"/>
    </style:style>
    <style:style style:name="T2" style:family="text">
      <style:text-properties fo:color="#000000" officeooo:rsid="0001c9a7" style:font-size-asian="20pt"/>
    </style:style>
    <style:style style:name="T3" style:family="text">
      <style:text-properties fo:color="#000000" fo:font-size="20pt" officeooo:rsid="00005212" style:font-size-asian="17.5pt" style:font-size-complex="20pt"/>
    </style:style>
    <style:style style:name="T4" style:family="text">
      <style:text-properties fo:color="#000000" fo:font-size="20pt" officeooo:rsid="00005212" style:font-size-asian="20pt" style:font-size-complex="20pt"/>
    </style:style>
    <style:style style:name="T5" style:family="text">
      <style:text-properties fo:color="#000000" fo:font-size="16pt" style:font-size-asian="14pt" style:font-size-complex="16pt"/>
    </style:style>
    <style:style style:name="T6" style:family="text">
      <style:text-properties fo:color="#000000" fo:font-size="16pt" officeooo:rsid="00014701" style:font-size-asian="16pt" style:font-size-complex="16pt"/>
    </style:style>
    <style:style style:name="T7" style:family="text">
      <style:text-properties fo:color="#000000" fo:font-size="16pt" officeooo:rsid="0001c9a7" style:font-size-asian="16pt" style:font-size-complex="16pt"/>
    </style:style>
    <style:style style:name="T8" style:family="text">
      <style:text-properties fo:color="#000000"/>
    </style:style>
    <style:style style:name="T9" style:family="text">
      <style:text-properties fo:color="#000000" style:font-name="Liberation Serif" style:font-size-asian="20pt"/>
    </style:style>
    <style:style style:name="T10" style:family="text">
      <style:text-properties fo:color="#000000" style:font-name="Liberation Serif" fo:font-size="16pt" style:font-size-asian="16pt" style:font-size-complex="16pt"/>
    </style:style>
    <style:style style:name="T11" style:family="text">
      <style:text-properties fo:color="#000000" style:font-name="Liberation Serif" fo:font-size="14pt" style:font-size-asian="14pt" style:font-size-complex="14pt"/>
    </style:style>
    <style:style style:name="T12" style:family="text">
      <style:text-properties fo:color="#000000" style:font-name="Liberation Serif"/>
    </style:style>
    <style:style style:name="T13" style:family="text">
      <style:text-properties fo:color="#000000" officeooo:rsid="0001c9a7"/>
    </style:style>
    <style:style style:name="T14" style:family="text">
      <style:text-properties fo:color="#ce181e"/>
    </style:style>
    <style:style style:name="T15" style:family="text">
      <style:text-properties fo:color="#ce181e" fo:font-size="20pt" officeooo:rsid="00005212" style:font-size-asian="17.5pt" style:font-size-complex="20pt"/>
    </style:style>
    <style:style style:name="T16" style:family="text">
      <style:text-properties fo:color="#ce181e" fo:font-size="20pt" officeooo:rsid="00005212" style:font-size-asian="20pt" style:font-size-complex="20pt"/>
    </style:style>
    <style:style style:name="T17" style:family="text">
      <style:text-properties fo:color="#ce181e" style:font-size-asian="20pt"/>
    </style:style>
    <style:style style:name="T18" style:family="text">
      <style:text-properties fo:font-variant="normal" fo:text-transform="none" fo:color="#222222" style:font-name="arial" fo:font-size="8.39999961853027pt" fo:letter-spacing="normal" fo:font-style="normal" fo:font-weight="normal" style:font-size-asian="20pt"/>
    </style:style>
    <style:style style:name="T19" style:family="text">
      <style:text-properties fo:font-variant="normal" fo:text-transform="none" fo:color="#222222" style:font-name="Liberation Serif" fo:font-size="16pt" fo:letter-spacing="normal" fo:font-style="normal" fo:font-weight="normal" style:font-size-asian="16pt" style:font-size-complex="16pt"/>
    </style:style>
    <style:style style:name="T20" style:family="text">
      <style:text-properties fo:font-variant="normal" fo:text-transform="none" fo:color="#222222" style:font-name="Liberation Serif" fo:font-size="16pt" fo:letter-spacing="normal" fo:font-style="normal" fo:font-weight="normal" officeooo:rsid="0001c9a7" style:font-size-asian="16pt" style:font-size-complex="16pt"/>
    </style:style>
    <style:style style:name="T21" style:family="text">
      <style:text-properties fo:font-variant="normal" fo:text-transform="none" fo:color="#222222" style:font-name="Liberation Serif" fo:font-size="16pt" fo:letter-spacing="normal" fo:font-style="normal" fo:font-weight="normal" officeooo:rsid="0001c9a7" style:font-size-asian="16pt" style:font-size-complex="16pt"/>
    </style:style>
    <style:style style:name="T22" style:family="text">
      <style:text-properties fo:font-variant="normal" fo:text-transform="none" fo:color="#222222" style:font-name="Liberation Serif" fo:font-size="16pt" fo:letter-spacing="normal" fo:font-style="normal" fo:font-weight="normal" style:font-size-asian="16pt" style:font-size-complex="16pt"/>
    </style:style>
    <style:style style:name="T23" style:family="text">
      <style:text-properties fo:font-variant="normal" fo:text-transform="none" fo:color="#222222" style:font-name="Liberation Serif" fo:font-size="8.39999961853027pt" fo:letter-spacing="normal" fo:font-style="normal" fo:font-weight="normal" style:font-size-asian="20pt"/>
    </style:style>
    <style:style style:name="T24" style:family="text">
      <style:text-properties style:font-name="Liberation Serif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0401015 <text:s/>Kaan Yılandiloğlu</text:p>
      <text:p text:style-name="P3"/>
      <text:p text:style-name="P4"><text:span text:style-name="T15">SymPy</text:span><text:span text:style-name="T3">:</text:span><text:span text:style-name="T19">Python dilinde açık kaynaklı bir sembolik matematik</text:span></text:p>
      <text:p text:style-name="P4"><text:span text:style-name="T19">kütüphan</text:span><text:span text:style-name="T20">e</text:span><text:span text:style-name="T19">dir. SymPy, </text:span><text:span text:style-name="T20">birçok matematiksel işlemi gerçekleştirmemize olanak sağlar.</text:span></text:p>
      <text:p text:style-name="P1"><text:span text:style-name="T14">Symbol(</text:span><text:span text:style-name="T17">‘ ’)</text:span><text:span text:style-name="T1">:</text:span><text:span text:style-name="T6">Değişkene sembolik değer atar.</text:span></text:p>
      <text:p text:style-name="P1"><text:span text:style-name="T17">Fuction()</text:span><text:span text:style-name="T1">:</text:span><text:span text:style-name="T5">Değişkenin fonksiyon olduğunu belirtir.</text:span></text:p>
      <text:p text:style-name="P1"><text:span text:style-name="T17">Factor()</text:span><text:span text:style-name="T1">:</text:span><text:span text:style-name="T6">İfadeyi çarpanlara ayırır.</text:span></text:p>
      <text:p text:style-name="P1"><text:span text:style-name="T17">Expand()</text:span><text:span text:style-name="T1">:</text:span><text:span text:style-name="T6">Çarpanlara ayrılmış hali toplar.</text:span></text:p>
      <text:p text:style-name="P1"><text:span text:style-name="T17">Pprint()</text:span><text:span text:style-name="T1">:</text:span><text:span text:style-name="T6">Daha düzenli şekilde çıktı verir.</text:span></text:p>
      <text:p text:style-name="P1"><text:span text:style-name="T17">Simplify()</text:span><text:span text:style-name="T1">:</text:span><text:span text:style-name="T7">Parantezin içindekileri sadeleştirir</text:span></text:p>
      <text:p text:style-name="P1"><text:span text:style-name="T17">Subs({x:1,y:2,..})</text:span><text:span text:style-name="T1">:</text:span><text:span text:style-name="T7">Parametreye göre değişkenlere değer verir.</text:span></text:p>
      <text:p text:style-name="P1"><text:span text:style-name="T17">Exp()</text:span><text:span text:style-name="T1">:</text:span><text:span text:style-name="T7">e**x</text:span></text:p>
      <text:p text:style-name="P2"><text:span text:style-name="T16">Matplotlib</text:span><text:span text:style-name="T4">:</text:span><text:span text:style-name="T19">Matplotlib, Python </text:span><text:span text:style-name="T20">ve</text:span><text:span text:style-name="T19"> NumPy için bir çizim kütüphanesidir.</text:span><text:span text:style-name="T10"> </text:span></text:p>
      <text:p text:style-name="P5"><text:span text:style-name="T13">V</text:span><text:span text:style-name="T8">erileri etkileşimli olarak görselleştirebilir, yayınlamaya uygun yüksek kalitede çıktılar hazırlayabiliriz. Hem iki boyutlu hem de üç boyutlu grafikler üretilebilir.</text:span></text:p>
      <text:p text:style-name="P1"><text:span text:style-name="T17">Plot()</text:span><text:span text:style-name="T1">:</text:span><text:span text:style-name="T7">Girilen parametrelere göre grafik oluşturur.</text:span></text:p>
      <text:p text:style-name="P1"><text:span text:style-name="T17">Show()</text:span><text:span text:style-name="T1">:</text:span><text:span text:style-name="T7">Grafiği çıktı olarak verir.</text:span></text:p>
      <text:p text:style-name="P1"><text:span text:style-name="T17">f.evalf()</text:span><text:span text:style-name="T1">:</text:span><text:span text:style-name="T7">Sasyısal olarak kullanılamayan ifadeleri sayısala dönüştürür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4-10T06:22:43.754000000</dc:date>
    <meta:editing-duration>PT9M6S</meta:editing-duration>
    <meta:editing-cycles>1</meta:editing-cycles>
    <meta:document-statistic meta:table-count="0" meta:image-count="0" meta:object-count="0" meta:page-count="1" meta:paragraph-count="16" meta:word-count="90" meta:character-count="885" meta:non-whitespace-character-count="809"/>
  </office:meta>
</office:document-meta>
</file>